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w>
      <math:mi>y</math:mi>
      <math:mo math:stretchy="false">=</math:mo>
      <math:mrow>
        <math:mrow>
          <math:mrow>
            <math:mfrac>
              <math:mrow>
                <math:msub>
                  <math:mi>y</math:mi>
                  <math:mn>5</math:mn>
                </math:msub>
                <math:mo math:stretchy="false">−</math:mo>
                <math:msub>
                  <math:mi>y</math:mi>
                  <math:mn>4</math:mn>
                </math:msub>
              </math:mrow>
              <math:mrow>
                <math:msub>
                  <math:mi>x</math:mi>
                  <math:mn>5</math:mn>
                </math:msub>
                <math:mo math:stretchy="false">−</math:mo>
                <math:msub>
                  <math:mi>x</math:mi>
                  <math:mn>4</math:mn>
                </math:msub>
              </math:mrow>
            </math:mfrac>
            <math:mo math:stretchy="false">⋅</math:mo>
            <math:mi>x</math:mi>
          </math:mrow>
          <math:mo math:stretchy="false">+</math:mo>
          <math:msub>
            <math:mi>y</math:mi>
            <math:mn>4</math:mn>
          </math:msub>
        </math:mrow>
        <math:mo math:stretchy="false">−</math:mo>
        <math:mrow>
          <math:msub>
            <math:mi>x</math:mi>
            <math:mn>4</math:mn>
          </math:msub>
          <math:mo math:stretchy="false">⋅</math:mo>
          <math:mfrac>
            <math:mrow>
              <math:msub>
                <math:mi>y</math:mi>
                <math:mn>5</math:mn>
              </math:msub>
              <math:mo math:stretchy="false">−</math:mo>
              <math:msub>
                <math:mi>y</math:mi>
                <math:mn>4</math:mn>
              </math:msub>
            </math:mrow>
            <math:mrow>
              <math:msub>
                <math:mi>x</math:mi>
                <math:mn>5</math:mn>
              </math:msub>
              <math:mo math:stretchy="false">−</math:mo>
              <math:msub>
                <math:mi>x</math:mi>
                <math:mn>4</math:mn>
              </math:msub>
            </math:mrow>
          </math:mfrac>
        </math:mrow>
      </math:mrow>
    </math:mrow>
    <math:annotation math:encoding="StarMath 5.0">y = {y_{5} - y_{4}} over {x_{5} - x_{4}} cdot x + y_{4} - x_{4} cdot {{y_{5} - y_{4}} over {x_{5} - x_{4}}}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11-29T14:06:02</meta:creation-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